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72mm"/>
    </style:style>
    <style:style style:name="co2" style:family="table-column">
      <style:table-column-properties fo:break-before="auto" style:column-width="89.87mm"/>
    </style:style>
    <style:style style:name="co3" style:family="table-column">
      <style:table-column-properties fo:break-before="auto" style:column-width="47.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16.2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32.12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9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wrap-option="wrap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4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pan text:style-name="T1">Примечание:</text:span> Так как на данный момент из работ у меня есть только итоговая работа по курсу «Feature engineering и предобработка данных», то описание этапов буду делать по ней. Ссылка на проект: <text:a xlink:href="https://github.com/vahrumka14/Netology_study/blob/master/Feature%20Engineering_homework/Project_FeatureEngineering.ipynb" xlink:type="simple">https://github.com/vahrumka14/Netology_study/blob/master/Feature%20Engineering_homework/Project_FeatureEngineering.ipynb</text:a></text:p>
          </table:table-cell>
          <table:covered-table-cell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Этапы</text:p>
          </table:table-cell>
          <table:table-cell table:style-name="ce7" office:value-type="string" calcext:value-type="string">
            <text:p>Процесс работы</text:p>
          </table:table-cell>
          <table:table-cell table:style-name="ce2" office:value-type="string" calcext:value-type="string">
            <text:p>Затраченное время в %</text:p>
          </table:table-cell>
          <table:table-cell table:style-name="ce10" table:number-columns-repeated="1021"/>
        </table:table-row>
        <table:table-row table:style-name="ro3">
          <table:table-cell table:style-name="ce3" office:value-type="string" calcext:value-type="string">
            <text:p>1. Бизнес-анализ</text:p>
          </table:table-cell>
          <table:table-cell office:value-type="string" calcext:value-type="string">
            <text:p>Так как наш учебный проект сильно отличается от реальной бизнес-задачи, мы не можем взаимодействовать с бизнес-заказчиком (преподавателем), мы просто выполняем задачу не ставя доп вопросов, то этот этап мы пропускаем. Но опять же повторюсь, в реальной жизни под бизнес-анализ надо отводить много времени и ресурсов.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.1 Определение бизнес-целей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.2 Оценка текущей ситуаци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.3 Определение целей аналити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.4 Подготовка плана проекта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2. Анализ данных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2.1 Сбор данных</text:p>
          </table:table-cell>
          <table:table-cell office:value-type="string" calcext:value-type="string">
            <text:p>Данные уже собраны, датасет нам был предоставлен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.2 Описание данных</text:p>
          </table:table-cell>
          <table:table-cell office:value-type="string" calcext:value-type="string">
            <text:p>Знакомимся с данными, описываем основные стат величины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2.3 Изучение данных</text:p>
          </table:table-cell>
          <table:table-cell office:value-type="string" calcext:value-type="string">
            <text:p>Строим матрицу корреляций, визуализируем данные, находим предварительные инсайты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2.4 Проверка качества данных</text:p>
          </table:table-cell>
          <table:table-cell office:value-type="string" calcext:value-type="string">
            <text:p>Смотрим на качество данных, работаем с пропущенными значениями (в нашем датасете их не оказалось)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3. Подготовка данных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3.1 Выборка данных</text:p>
          </table:table-cell>
          <table:table-cell office:value-type="string" calcext:value-type="string">
            <text:p>Отбираем переменные, смотрим на корреляцию, используем спец методы для отбора переменных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.2 Очистка данных</text:p>
          </table:table-cell>
          <table:table-cell office:value-type="string" calcext:value-type="string">
            <text:p>В нашем случае, так как нет пропущенных значений, то пропускаем этот этап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.3 Генерация данных</text:p>
          </table:table-cell>
          <table:table-cell office:value-type="string" calcext:value-type="string">
            <text:p>Генерации новых переменных у нас не будет, только кодируем спец переменные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.4 Интеграция данных</text:p>
          </table:table-cell>
          <table:table-cell office:value-type="string" calcext:value-type="string">
            <text:p>Пропускаем этот этап, у нас данные представлены в формате .csv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3.5 Форматирование данных</text:p>
          </table:table-cell>
          <table:table-cell office:value-type="string" calcext:value-type="string">
            <text:p>На этом этапе мы масштабируем данные, так как будем использовать регрессию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4. Моделирован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1 Выбор алгоритмов</text:p>
          </table:table-cell>
          <table:table-cell office:value-type="string" calcext:value-type="string">
            <text:p>Знакомимся с существующими моделями. Выбираем те модели, которые помогут решить нам задачу бинарной классификации (LogisticRegression/RandomForestClassifier). 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.2 Подготовка плана тестирования</text:p>
          </table:table-cell>
          <table:table-cell office:value-type="string" calcext:value-type="string">
            <text:p>Разбиваем данные на train и tes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.3 Обучение моделей</text:p>
          </table:table-cell>
          <table:table-cell office:value-type="string" calcext:value-type="string">
            <text:p>Обучаем модели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.4 Оценка качества моделей</text:p>
          </table:table-cell>
          <table:table-cell office:value-type="string" calcext:value-type="string">
            <text:p>Проверяем для каждой модели качество с помощью метрик: Accuracy, F1-Score, Precision, Recall (метрики также изначально определены заданием). Делаем выводы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5. Оценка решения</text:p>
          </table:table-cell>
          <table:table-cell office:value-type="string" calcext:value-type="string">
            <text:p>5 и 6 этапы также опустим, потому что они непосредственно связаны с бизнес-заказчиком 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.1 Оценка результатов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.2 Оценка процесс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.3 Определение следующих шагов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6. Внедрен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.1 Внедрение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.2 Планирование мониторинга и поддержки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.3 Подготовка отчета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6.4 Ревью проекта</text:p>
          </table:table-cell>
          <table:table-cell table:number-columns-repeated="1023"/>
        </table:table-row>
        <table:table-row table:style-name="ro6">
          <table:table-cell table:style-name="ce5" office:value-type="string" calcext:value-type="string">
            <text:p>Итого*:</text:p>
          </table:table-cell>
          <table:table-cell table:style-name="ce8"/>
          <table:table-cell table:style-name="ce9" table:formula="of:=SUM([.C4:.C33])" office:value-type="float" office:value="100" calcext:value-type="float">
            <text:p>100</text:p>
          </table:table-cell>
          <table:table-cell table:style-name="ce5" table:number-columns-repeated="1021"/>
        </table:table-row>
        <table:table-row table:style-name="ro2">
          <table:table-cell table:number-columns-repeated="2"/>
          <table:table-cell table:style-name="Default"/>
          <table:table-cell table:number-columns-repeated="1021"/>
        </table:table-row>
        <table:table-row table:style-name="ro7">
          <table:table-cell table:style-name="ce6" office:value-type="string" calcext:value-type="string" table:number-columns-spanned="2" table:number-rows-spanned="1">
            <text:p>*Так как часть этапов была опущена + был предоставлен подготовленный датасет + первый раз строились и отбирались модели, то получилось такое распределение по времени.</text:p>
          </table:table-cell>
          <table:covered-table-cell/>
          <table:table-cell table:number-columns-repeated="1022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5:07:42.116020581</meta:creation-date>
    <dc:date>2019-08-26T23:22:27.696930432</dc:date>
    <meta:editing-duration>PT5H29M41S</meta:editing-duration>
    <meta:editing-cycles>8</meta:editing-cycles>
    <meta:generator>LibreOffice/5.1.6.2$Linux_X86_64 LibreOffice_project/10m0$Build-2</meta:generator>
    <meta:document-statistic meta:table-count="1" meta:cell-count="67" meta:object-count="0"/>
  </office:meta>
</office:document-meta>
</file>